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<text:bookmark-start text:name="eesti-estonian"/>Eesti / Estonian<text:bookmark-end text:name="eesti-estonian"/></text:h>
      <text:h text:style-name="Heading_20_2" text:outline-level="2"><text:bookmark-start text:name="algebra"/>Algebra<text:bookmark-end text:name="algebra"/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calculus-analysis"/>Calculus / Analysis<text:bookmark-end text:name="calculus-analysis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neral"/>General<text:bookmark-end text:name="general"/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geometry"/>Geometry<text:bookmark-end text:name="geometry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<text:bookmark-start text:name="prob-stats"/>Prob / Stats<text:bookmark-end text:name="prob-stats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Eesti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language>en</dc:language>
  </office:meta>
</office:document-meta>
</file>